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007fb3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51">
            <text:p text:style-name="P1">51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Edit Statblock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Needed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Existing statblocks should be able to be edited for gods, NPCs, and events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<text:s text:c="3"/>1. The edit statblock hotkey gets pressed</text:p>
            <text:p text:style-name="P5"><text:s text:c="3"/>2. An edit statblock button gets selected in a search </text:p>
            <text:p text:style-name="P5"><text:s text:c="6"/>or from a list of statblocks</text:p>
            <text:p text:style-name="P5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><text:s text:c="3"/>2. Co 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7395842372868204263" text:style-name="L1">
              <text:list-item>
                <text:p text:style-name="P3">An existing statblock</text:p>
                <text:p text:style-name="P3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5366882509338920370" text:style-name="L2">
              <text:list-item>
                <text:p text:style-name="P4">Changes to the statblock get saved to the database </text:p>
                <text:p text:style-name="P4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p text:style-name="P1"><text:s text:c="3"/>1. The DM wants to edit an existing statblock</text:p>
            <text:p text:style-name="P5"><text:s text:c="3"/>2. The DM selects the option to edit a statblock for a </text:p>
            <text:p text:style-name="P5"><text:s text:c="6"/>god, NPC, and/or event</text:p>
            <text:p text:style-name="P5"><text:s text:c="3"/>3. The changes to the statblock are successfully added </text:p>
            <text:p text:style-name="P5"><text:s text:c="6"/>to the database</text:p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>None</text:p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4:36.344000000</dc:date>
    <meta:editing-duration>PT39M7S</meta:editing-duration>
    <meta:editing-cycles>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1" meta:word-count="119" meta:character-count="683" meta:non-whitespace-character-count="554"/>
  </office:meta>
</office:document-meta>
</file>